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200000192F289AC7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" svg:font-family="Courier"/>
    <style:font-face style:font-family-generic="modern" style:name="Courier New" svg:font-family="'Courier New'"/>
    <style:font-face style:font-pitch="variable" style:name="Lucida Grande" svg:font-family="'Lucida Grande', 'Times New Roman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DejaVu Sans1" svg:font-family="'DejaVu Sans', 'Times New Roman'"/>
    <style:font-face style:font-family-generic="swiss" style:font-pitch="variable" style:name="Helvetica" svg:font-family="Helvetica"/>
    <style:font-face style:font-family-generic="system" style:font-pitch="variable" style:name="DejaVu Sans" svg:font-family="'DejaVu Sans'"/>
  </office:font-face-decls>
  <office:automatic-styles>
    <style:style style:family="table" style:master-page-name="Standard" style:name="Tabelle1">
      <style:table-properties fo:margin-left="0.016cm" fo:margin-right="-0.002cm" style:page-number="auto" style:width="17.297cm" style:writing-mode="lr-tb" table:align="margins" table:border-model="separating"/>
    </style:style>
    <style:style style:family="table-column" style:name="Tabelle1.A">
      <style:table-column-properties style:column-width="2.917cm" style:rel-column-width="11056*"/>
    </style:style>
    <style:style style:family="table-column" style:name="Tabelle1.B">
      <style:table-column-properties style:column-width="14.379cm" style:rel-column-width="54479*"/>
    </style:style>
    <style:style style:family="table-row" style:name="Tabelle1.1">
      <style:table-row-properties fo:keep-together="auto"/>
    </style:style>
    <style:style style:family="table-cell" style:name="Tabelle1.A1">
      <style:table-cell-properties fo:border-bottom="none" fo:border-left="0.05pt solid #000000" fo:border-right="0.05pt solid #000000" fo:border-top="0.05pt solid #000000" fo:padding="0.049cm" style:vertical-align="top" style:writing-mode="lr-tb"/>
    </style:style>
    <style:style style:family="table-cell" style:name="Tabelle1.A2">
      <style:table-cell-properties fo:border-bottom="none" fo:border-left="0.05pt solid #000000" fo:border-right="none" fo:border-top="none" fo:padding="0.049cm" style:vertical-align="top" style:writing-mode="lr-tb"/>
    </style:style>
    <style:style style:family="table-cell" style:name="Tabelle1.B2">
      <style:table-cell-properties fo:border-bottom="none" fo:border-left="none" fo:border-right="0.05pt solid #000000" fo:border-top="none" fo:padding="0.049cm" style:vertical-align="top" style:writing-mode="lr-tb"/>
    </style:style>
    <style:style style:family="table-cell" style:name="Tabelle1.A9">
      <style:table-cell-properties fo:border-bottom="0.05pt solid #000000" fo:border-left="0.05pt solid #000000" fo:border-right="none" fo:border-top="none" fo:padding="0.049cm" style:vertical-align="top" style:writing-mode="lr-tb"/>
    </style:style>
    <style:style style:family="table-cell" style:name="Tabelle1.B9">
      <style:table-cell-properties fo:border-bottom="0.05pt solid #000000" fo:border-left="none" fo:border-right="0.05pt solid #000000" fo:border-top="none" fo:padding="0.049cm" style:vertical-align="top" style:writing-mode="lr-tb"/>
    </style:style>
    <style:style style:family="paragraph" style:name="P1" style:parent-style-name="Footer">
      <style:paragraph-properties fo:margin-left="0cm" fo:margin-right="0.019cm" fo:text-align="end" fo:text-indent="2.54cm" style:auto-text-indent="false" style:justify-single-word="false">
        <style:tab-stops>
          <style:tab-stop style:position="16.002cm" style:type="right"/>
        </style:tab-stops>
      </style:paragraph-properties>
    </style:style>
    <style:style style:family="paragraph" style:name="P2" style:parent-style-name="Footer">
      <style:paragraph-properties fo:margin-left="0cm" fo:margin-right="0.041cm" fo:text-align="end" fo:text-indent="0cm" style:auto-text-indent="false" style:justify-single-word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family="paragraph" style:name="P3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country-asian="none" style:country-complex="none" style:font-size-asian="6pt" style:font-size-complex="10pt" style:language-asian="zxx" style:language-complex="zxx"/>
    </style:style>
    <style:style style:family="paragraph" style:name="P4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country-asian="none" style:country-complex="none" style:font-size-asian="10pt" style:font-size-complex="10pt" style:language-asian="zxx" style:language-complex="zxx"/>
    </style:style>
    <style:style style:family="paragraph" style:name="P5" style:parent-style-name="Marginalia">
      <style:paragraph-properties fo:text-align="start" style:justify-single-word="false"/>
    </style:style>
    <style:style style:family="paragraph" style:name="P6" style:parent-style-name="Marginalia">
      <style:text-properties fo:font-weight="bold" style:country-asian="none" style:country-complex="none" style:font-weight-asian="bold" style:language-asian="zxx" style:language-complex="zxx"/>
    </style:style>
    <style:style style:family="paragraph" style:name="P7" style:parent-style-name="PTE_20_Hauptext">
      <style:paragraph-properties fo:margin-left="0cm" fo:margin-right="0cm" fo:text-align="center" fo:text-indent="0cm" style:auto-text-indent="false" style:justify-single-word="false"/>
    </style:style>
    <style:style style:family="paragraph" style:name="P8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country-asian="none" style:country-complex="none" style:font-weight-asian="bold" style:language-asian="zxx" style:language-complex="zxx"/>
    </style:style>
    <style:style style:family="paragraph" style:name="P9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country-asian="none" style:country-complex="none" style:font-weight-asian="normal" style:font-weight-complex="normal" style:language-asian="zxx" style:language-complex="zxx"/>
    </style:style>
    <style:style style:family="paragraph" style:name="P11" style:parent-style-name="PTE_20_Hauptext">
      <style:paragraph-properties fo:margin-left="0cm" fo:margin-right="0.116cm" fo:text-indent="0cm" style:auto-text-indent="false"/>
    </style:style>
    <style:style style:family="paragraph" style:name="P12" style:parent-style-name="PTE_20_Hauptext">
      <style:paragraph-properties fo:margin-left="0cm" fo:margin-right="4.561cm" fo:text-indent="0cm" style:auto-text-indent="false"/>
      <style:text-properties style:country-asian="none" style:country-complex="none" style:language-asian="zxx" style:language-complex="zxx"/>
    </style:style>
    <style:style style:family="paragraph" style:name="P13" style:parent-style-name="PTE_20_Hauptext">
      <style:paragraph-properties fo:margin-left="0cm" fo:margin-right="4.561cm" fo:text-align="center" fo:text-indent="0cm" style:auto-text-indent="false" style:justify-single-word="false"/>
    </style:style>
    <style:style style:family="paragraph" style:name="P14" style:parent-style-name="PTE_20_Hauptext">
      <style:paragraph-properties fo:margin-left="0cm" fo:margin-right="4.561cm" fo:text-align="start" fo:text-indent="0cm" style:auto-text-indent="false" style:justify-single-word="false"/>
    </style:style>
    <style:style style:family="paragraph" style:name="P15" style:parent-style-name="PTE_20_Ü2">
      <style:paragraph-properties fo:margin-left="0cm" fo:margin-right="4.561cm" fo:text-indent="0cm" style:auto-text-indent="false"/>
      <style:text-properties style:country-asian="none" style:country-complex="none" style:language-asian="zxx" style:language-complex="zxx" style:text-underline-color="font-color" style:text-underline-style="solid" style:text-underline-width="auto"/>
    </style:style>
    <style:style style:family="paragraph" style:name="P16" style:parent-style-name="PTE_20_Ü2">
      <style:paragraph-properties style:snap-to-layout-grid="false"/>
      <style:text-properties style:country-asian="none" style:country-complex="none" style:font-size-complex="14pt" style:language-asian="zxx" style:language-complex="zxx"/>
    </style:style>
    <style:style style:family="paragraph" style:name="P17" style:parent-style-name="PTE_20_Ü1">
      <style:paragraph-properties style:snap-to-layout-grid="false"/>
      <style:text-properties style:country-asian="none" style:country-complex="none" style:language-asian="zxx" style:language-complex="zxx"/>
    </style:style>
    <style:style style:family="paragraph" style:name="P18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paragraph" style:list-style-name="" style:name="P19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text" style:name="T1">
      <style:text-properties style:country-asian="none" style:country-complex="none" style:language-asian="zxx" style:language-complex="zxx"/>
    </style:style>
    <style:style style:family="text" style:name="T2">
      <style:text-properties fo:font-size="14pt" style:country-asian="none" style:country-complex="none" style:font-size-asian="14pt" style:font-size-complex="14pt" style:language-asian="zxx" style:language-complex="zxx"/>
    </style:style>
    <style:style style:family="text" style:name="T3">
      <style:text-properties fo:font-size="10pt" style:country-asian="none" style:country-complex="none" style:font-size-asian="10pt" style:font-size-complex="10pt" style:language-asian="zxx" style:language-complex="zxx"/>
    </style:style>
    <style:style style:family="graphic" style:name="fr1" style:parent-style-name="Frame">
      <style:graphic-properties fo:background-color="#ffffff" fo:border="none" fo:margin-bottom="0.319cm" fo:margin-left="0.621cm" fo:margin-right="0.621cm" fo:margin-top="0.319cm" fo:padding="0.026cm" style:background-transparency="100%" style:horizontal-pos="from-left" style:horizontal-rel="paragraph" style:number-wrapped-paragraphs="no-limit" style:vertical-pos="from-top" style:vertical-rel="paragraph" style:wrap="dynamic">
        <style:background-image/>
      </style:graphic-properties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ackground-color="#ffffff" fo:border="none" fo:clip="rect(0cm, 0cm, 0cm, 0cm)" fo:margin-left="0.319cm" fo:margin-right="0.319cm" fo:padding="0.026cm" style:background-transparency="0%" style:horizontal-pos="from-left" style:horizontal-rel="paragraph" style:mirror="none" style:number-wrapped-paragraphs="no-limit" style:vertical-pos="from-top" style:vertical-rel="paragraph" style:wrap="parallel" style:wrap-contour="true" style:wrap-contour-mode="outside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office:value-type="string" table:number-columns-spanned="2" table:style-name="Tabelle1.A1">
            <text:p text:style-name="P17">{longName}</text:p>
          </table:table-cell>
          <table:covered-table-cell/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Zeit</text:p>
          </table:table-cell>
          <table:table-cell office:value-type="string" table:style-name="Tabelle1.B2">
            <text:list text:style-name="WW8Num2" xml:id="list1018614111">
              <text:list-header>
                <text:p text:style-name="P18">{zeit} min</text:p>
              </text:list-header>
            </text:list>
          </table:table-cell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Ziel</text:p>
          </table:table-cell>
          <table:table-cell office:value-type="string" table:style-name="Tabelle1.B2">
            <text:p text:style-name="P19">{ziel} </text:p>
          </table:table-cell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Methode</text:p>
          </table:table-cell>
          <table:table-cell office:value-type="string" table:style-name="Tabelle1.B2">
            <text:p text:style-name="P19">{methode} </text:p>
          </table:table-cell>
        </table:table-row>
        <table:table-row table:style-name="Tabelle1.1">
          <table:table-cell office:value-type="string" table:style-name="Tabelle1.A2">
            <text:p text:style-name="P8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9">
            <text:p text:style-name="P16">Material</text:p>
          </table:table-cell>
          <table:table-cell office:value-type="string" table:style-name="Tabelle1.B9">
            <text:p text:style-name="P19">{material}</text:p>
          </table:table-cell>
        </table:table-row>
      </table:table>
      <text:p text:style-name="P11"/>
      <text:p text:style-name="P15">Inhalt</text:p>
      <text:p text:style-name="P12"/>
      <text:p text:style-name="P13">[!-- BEGIN sections --]</text:p>
      <text:p text:style-name="P13">
      	[!-- BEGIN tipSection --]
        <draw:frame draw:name="Rahmen1" draw:style-name="fr1" draw:z-index="0" svg:width="3.72cm" svg:x="13.57cm" svg:y="0.529cm" text:anchor-type="char">
          <draw:text-box fo:min-height="1cm">
            <text:p text:style-name="P6">Tipp</text:p>
            <text:p text:style-name="Marginalia"/>
            <text:p text:style-name="P5">{tip}</text:p>
            <text:p text:style-name="Marginalia"/>
            <text:p text:style-name="Marginalia"/>
          </draw:text-box>
        </draw:frame>
      	[!-- END tipSection --]
      </text:p>
      <text:p text:style-name="P10">{Inhalt}</text:p>
      <text:p text:style-name="P13">{bild}{titel}<text:line-break/></text:p>
      <text:p text:style-name="P13">[!-- END sections --] </text:p>
      <text:p text:style-name="P7">
        <text:tab/>
        <text:tab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="100%" fo:margin-left="-2.559cm" fo:margin-right="0cm" fo:margin-top="0cm" fo:margin-bottom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="100%" fo:margin-left="-0.318cm" fo:margin-right="-0.508cm" fo:margin-top="0cm" fo:margin-bottom="0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="100%" fo:margin-left="0cm" fo:margin-right="4.3cm" fo:margin-top="0cm" fo:margin-bottom="0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="100%" fo:margin-left="4.3cm" fo:margin-right="0cm" fo:margin-top="0cm" fo:margin-bottom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="100%" fo:margin-left="0.28cm" fo:margin-right="0cm" fo:margin-top="0cm" fo:margin-bottom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title}</dc:title>
    <meta:initial-creator>ich du</meta:initial-creator>
    <meta:creation-date>2010-04-21T12:03:00</meta:creation-date>
    <dc:creator>chris </dc:creator>
    <dc:date>2012-07-14T23:11:18</dc:date>
    <meta:print-date>2010-06-25T11:29:08</meta:print-date>
    <meta:editing-cycles>45</meta:editing-cycles>
    <meta:printed-by>Christoph Herbst</meta:printed-by>
    <meta:generator>LibreOffice/3.5$Linux_X86_64 LibreOffice_project/350m1$Build-2</meta:generator>
    <meta:editing-duration>PT7H29M1S</meta:editing-duration>
    <meta:document-statistic meta:table-count="1" meta:image-count="1" meta:object-count="0" meta:page-count="1" meta:paragraph-count="21" meta:word-count="47" meta:character-count="286" meta:non-whitespace-character-count="252"/>
    <meta:user-defined meta:name="Info 1"/>
    <meta:user-defined meta:name="Info 2"/>
    <meta:user-defined meta:name="Info 3"/>
    <meta:user-defined meta:name="Info 4"/>
  </office:meta>
</office:document-meta>
</file>